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666666" officeooo:rsid="002cdf0a" officeooo:paragraph-rsid="00495da2"/>
    </style:style>
    <style:style style:name="P2" style:family="paragraph" style:parent-style-name="Title">
      <style:text-properties officeooo:rsid="004c19fe" officeooo:paragraph-rsid="004c19fe"/>
    </style:style>
    <style:style style:name="P3" style:family="paragraph" style:parent-style-name="Standard">
      <style:text-properties fo:font-weight="normal" officeooo:rsid="00500ace" officeooo:paragraph-rsid="00500ace" style:font-weight-asian="normal" style:font-weight-complex="normal"/>
    </style:style>
    <style:style style:name="P4" style:family="paragraph" style:parent-style-name="Standard" style:list-style-name="L3">
      <style:text-properties officeooo:rsid="00001996" officeooo:paragraph-rsid="00500ace"/>
    </style:style>
    <style:style style:name="P5" style:family="paragraph" style:parent-style-name="Standard" style:list-style-name="L3">
      <style:text-properties fo:font-weight="normal" officeooo:rsid="00001996" officeooo:paragraph-rsid="004e49af" style:font-weight-asian="normal" style:font-weight-complex="normal"/>
    </style:style>
    <style:style style:name="P6" style:family="paragraph" style:parent-style-name="Standard" style:list-style-name="L3">
      <style:text-properties fo:font-weight="normal" officeooo:rsid="004e49af" officeooo:paragraph-rsid="004e49af" style:font-weight-asian="normal" style:font-weight-complex="normal"/>
    </style:style>
    <style:style style:name="P7" style:family="paragraph" style:parent-style-name="Standard" style:list-style-name="L4"/>
    <style:style style:name="P8" style:family="paragraph" style:parent-style-name="Text_20_body" style:list-style-name="L1">
      <style:text-properties officeooo:rsid="00500ace" officeooo:paragraph-rsid="00500ace"/>
    </style:style>
    <style:style style:name="P9" style:family="paragraph" style:parent-style-name="Text_20_body" style:list-style-name="L2">
      <style:text-properties officeooo:rsid="004e49af" officeooo:paragraph-rsid="004e49af"/>
    </style:style>
    <style:style style:name="P10" style:family="paragraph" style:parent-style-name="Text_20_body" style:list-style-name="L2">
      <style:text-properties officeooo:rsid="004e49af" officeooo:paragraph-rsid="005398bc"/>
    </style:style>
    <style:style style:name="P11" style:family="paragraph" style:parent-style-name="Text_20_body" style:list-style-name="L2">
      <style:text-properties officeooo:rsid="0055c358" officeooo:paragraph-rsid="0055c358"/>
    </style:style>
    <style:style style:name="P12" style:family="paragraph" style:parent-style-name="Text_20_body" style:list-style-name="L2">
      <style:text-properties fo:font-weight="normal" officeooo:rsid="0055c358" officeooo:paragraph-rsid="0055c358" fo:background-color="transparent" style:font-weight-asian="normal" style:font-weight-complex="normal"/>
    </style:style>
    <style:style style:name="P13" style:family="paragraph" style:parent-style-name="Heading_20_1">
      <style:text-properties officeooo:rsid="00500ace" officeooo:paragraph-rsid="00500ace"/>
    </style:style>
    <style:style style:name="P14" style:family="paragraph" style:parent-style-name="Heading_20_1">
      <style:text-properties officeooo:rsid="004e49af" officeooo:paragraph-rsid="004e49af"/>
    </style:style>
    <style:style style:name="P15" style:family="paragraph" style:parent-style-name="Heading_20_1">
      <style:text-properties officeooo:rsid="004c19fe" officeooo:paragraph-rsid="004c19fe"/>
    </style:style>
    <style:style style:name="P16" style:family="paragraph" style:parent-style-name="Heading_20_1">
      <style:text-properties fo:color="#999999" style:font-name="Liberation Sans" fo:font-size="18.2000007629395pt" fo:font-weight="bold" officeooo:rsid="004c19fe" style:font-name-asian="WenQuanYi Zen Hei" style:font-size-asian="18.2000007629395pt" style:font-weight-asian="normal" style:font-name-complex="Lohit Devanagari" style:font-size-complex="18.2000007629395pt" style:font-weight-complex="bold"/>
    </style:style>
    <style:style style:name="T1" style:family="text">
      <style:text-properties officeooo:rsid="005af003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598fc2"/>
    </style:style>
    <style:style style:name="T4" style:family="text">
      <style:text-properties style:font-name="Liberation Serif1" officeooo:rsid="005af003" style:font-name-asian="Liberation Serif1" style:font-name-complex="Liberation Serif1"/>
    </style:style>
    <style:style style:name="T5" style:family="text">
      <style:text-properties officeooo:rsid="0058eca5"/>
    </style:style>
    <style:style style:name="T6" style:family="text">
      <style:text-properties fo:font-weight="normal" fo:background-color="transparent" loext:char-shading-value="0" style:font-weight-asian="normal" style:font-weight-complex="normal"/>
    </style:style>
    <style:style style:name="T7" style:family="text">
      <style:text-properties fo:font-weight="normal" officeooo:rsid="000d31f0" fo:background-color="transparent" loext:char-shading-value="0" style:font-weight-asian="normal" style:font-weight-complex="normal"/>
    </style:style>
    <style:style style:name="T8" style:family="text">
      <style:text-properties fo:font-weight="normal" officeooo:rsid="000f6670" fo:background-color="transparent" loext:char-shading-value="0" style:font-weight-asian="normal" style:font-weight-complex="normal"/>
    </style:style>
    <style:style style:name="T9" style:family="text">
      <style:text-properties fo:font-weight="normal" officeooo:rsid="000c8ba8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0d2c2f" fo:background-color="transparent" loext:char-shading-value="0" style:font-weight-asian="normal" style:font-weight-complex="normal"/>
    </style:style>
    <style:style style:name="T11" style:family="text">
      <style:text-properties officeooo:rsid="00500a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ún</text:p>
      <text:h text:style-name="P13" text:outline-level="1">Scrum planning</text:h>
      <text:h text:style-name="Heading_20_1" text:outline-level="1">Stand up meeting (15 min)</text:h>
      <text:h text:style-name="Heading_20_1" text:outline-level="1">Explicación del proyecto a los nuevos miembros</text:h>
      <text:list xml:id="list6566616820574511390" text:style-name="L1">
        <text:list-item>
          <text:p text:style-name="P8">Idea general (10 min)</text:p>
        </text:list-item>
        <text:list-item>
          <text:p text:style-name="P8">Funcionamiento (50 min)</text:p>
        </text:list-item>
      </text:list>
      <text:h text:style-name="P14" text:outline-level="1">Interfaces</text:h>
      <text:list xml:id="list7063338746860359759" text:style-name="L2">
        <text:list-item>
          <text:p text:style-name="P9">Usuario</text:p>
        </text:list-item>
        <text:list-item>
          <text:p text:style-name="P9">Manitas extend Usuario</text:p>
        </text:list-item>
        <text:list-item>
          <text:p text:style-name="P9">Valoracion</text:p>
        </text:list-item>
        <text:list-item>
          <text:p text:style-name="P10">Ubicación<text:span text:style-name="T9"> (</text:span><text:span text:style-name="T10">longitud, latitud</text:span><text:span text:style-name="T9">)</text:span></text:p>
          <text:list>
            <text:list-item>
              <text:p text:style-name="P11"><text:span text:style-name="T9">g</text:span><text:span text:style-name="T6">etDistancia(Ubicacion otra);</text:span></text:p>
            </text:list-item>
            <text:list-item>
              <text:p text:style-name="P12">getLongitud(): String</text:p>
            </text:list-item>
            <text:list-item>
              <text:p text:style-name="P12">setLongitud(lon)</text:p>
            </text:list-item>
            <text:list-item>
              <text:p text:style-name="P12">setLatitud(sat)</text:p>
            </text:list-item>
          </text:list>
        </text:list-item>
        <text:list-item>
          <text:p text:style-name="P9">Resultado</text:p>
        </text:list-item>
        <text:list-item>
          <text:p text:style-name="P9">6. Mapa</text:p>
        </text:list-item>
        <text:list-item>
          <text:p text:style-name="P10">5. Mensaje <text:span text:style-name="T7">(</text:span><text:span text:style-name="T8">I</text:span><text:span text:style-name="T7">Cliente emisor, </text:span><text:span text:style-name="T8">I</text:span><text:span text:style-name="T7">Cliente receptor, timestamp, texto, imagen)</text:span></text:p>
        </text:list-item>
        <text:list-item>
          <text:p text:style-name="P9">7. Ticket</text:p>
        </text:list-item>
      </text:list>
      <text:h text:style-name="P15" text:outline-level="1">JSP fragments</text:h>
      <text:list xml:id="list3296886146729470928" text:style-name="L3">
        <text:list-item>
          <text:p text:style-name="P4">header.jsp<text:span text:style-name="T11"> (Avatar)</text:span></text:p>
        </text:list-item>
        <text:list-item>
          <text:p text:style-name="P4">menu.jsp<text:span text:style-name="T11"> (Login / Logout)</text:span></text:p>
        </text:list-item>
        <text:list-item>
          <text:p text:style-name="P4">footer.jsp</text:p>
        </text:list-item>
        <text:list-item>
          <text:p text:style-name="P5">search.jsp</text:p>
        </text:list-item>
        <text:list-item>
          <text:p text:style-name="P6">confirm.jsp</text:p>
        </text:list-item>
      </text:list>
      <text:h text:style-name="P16" text:outline-level="1">Testing</text:h>
      <text:list xml:id="list3611066946710192404" text:style-name="L4">
        <text:list-item>
          <text:p text:style-name="P7">Pruebas gobales</text:p>
        </text:list-item>
        <text:list-item>
          <text:p text:style-name="P7">Integración</text:p>
        </text:list-item>
      </text:list>
      <text:h text:style-name="Heading_20_1" text:outline-level="1">Presentación</text:h>
      <text:p text:style-name="P3">1. Integración</text:p>
      <text:p text:style-name="P3">2. Surbida final a Github (15 min)</text:p>
      <text:p text:style-name="P3">3. Generar war (15 mi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01cm" loext:contextual-spacing="false" fo:text-indent="0cm" style:auto-text-indent="false"/>
      <style:text-properties fo:color="#999999" fo:font-size="130%" fo:font-weight="bold" style:font-size-asian="130%" style:font-weight-asian="normal" style:font-size-complex="130%" style:font-weight-complex="bold"/>
    </style:style>
    <style:style style:name="Title" style:family="paragraph" style:parent-style-name="Heading" style:next-style-name="Text_20_body" style:class="chapter">
      <style:paragraph-properties fo:margin-top="0.199cm" fo:margin-bottom="0.101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margin-top="0cm" fo:margin-bottom="0cm" loext:contextual-spacing="false" fo:text-indent="0cm" style:auto-text-indent="false"/>
      <style:text-properties fo:font-size="14pt" fo:font-weight="bold" style:font-size-asian="115%" style:font-weight-asian="normal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666666" officeooo:rsid="002cdf0a" officeooo:paragraph-rsid="00495da2"/>
    </style:style>
    <style:style style:name="MT1" style:family="text">
      <style:text-properties officeooo:rsid="005af003"/>
    </style:style>
    <style:style style:name="MT2" style:family="text">
      <style:text-properties style:text-position="super 58%" officeooo:rsid="00598fc2"/>
    </style:style>
    <style:style style:name="MT3" style:family="text">
      <style:text-properties style:text-position="super 58%"/>
    </style:style>
    <style:style style:name="MT4" style:family="text">
      <style:text-properties style:font-name="Liberation Serif1" officeooo:rsid="005af003" style:font-name-asian="Liberation Serif1" style:font-name-complex="Liberation Serif1"/>
    </style:style>
    <style:style style:name="MT5" style:family="text">
      <style:text-properties officeooo:rsid="0058eca5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5</text:span>h<text:span text:style-name="MT2"> (</text:span><text:span text:style-name="MT3">V</text:span><text:span text:style-name="MT2">)</text:span> + <text:span text:style-name="MT1">5</text:span>h<text:span text:style-name="MT2"> (</text:span><text:span text:style-name="MT3">L</text:span><text:span text:style-name="MT2">)</text:span> + <text:span text:style-name="MT1">3½ </text:span>h<text:span text:style-name="MT2"> (</text:span><text:span text:style-name="MT3">M</text:span><text:span text:style-name="MT2">)</text:span> <text:span text:style-name="MT4">≈</text:span> <text:span text:style-name="MT5">13½ </text:span><text:s/>h/<text:span text:style-name="MT5">programador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3:23:17.936996166</meta:creation-date>
    <meta:editing-duration>PT10S</meta:editing-duration>
    <meta:editing-cycles>2</meta:editing-cycles>
    <meta:generator>LibreOffice/5.1.6.2$Linux_X86_64 LibreOffice_project/10m0$Build-2</meta:generator>
    <dc:date>2018-05-25T13:23:19.034062983</dc:date>
    <meta:document-statistic meta:table-count="0" meta:image-count="0" meta:object-count="0" meta:page-count="1" meta:paragraph-count="33" meta:word-count="116" meta:character-count="684" meta:non-whitespace-character-count="623"/>
  </office:meta>
</office:document-meta>
</file>